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000000" fo:font-size="16pt" fo:font-weight="normal" officeooo:rsid="0010b87f" officeooo:paragraph-rsid="0010b87f" style:font-size-asian="16pt" style:font-weight-asian="normal" style:font-size-complex="16pt" style:font-weight-complex="normal"/>
    </style:style>
    <style:style style:name="P2" style:family="paragraph" style:parent-style-name="Standard" style:master-page-name="Standard">
      <style:paragraph-properties fo:line-height="150%" fo:text-align="center" style:justify-single-word="false" style:page-number="auto"/>
      <style:text-properties fo:color="#000000" fo:font-size="12pt" fo:font-weight="normal" officeooo:rsid="0010b87f" officeooo:paragraph-rsid="0010b87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fo:font-size="16pt" fo:font-weight="normal" officeooo:rsid="0010b87f" officeooo:paragraph-rsid="0011a46c" style:font-size-asian="16pt" style:font-weight-asian="normal" style:font-size-complex="16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officeooo:rsid="0011a46c" style:font-size-asian="28pt" style:font-size-complex="28pt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Filho do Deus Vivo</text:span><text:tab/><text:span text:style-name="T1">Nívea Soares<text:tab/></text:span><text:span text:style-name="T2">[ </text:span><text:span text:style-name="T3">35 </text:span><text:span text:style-name="T2">]</text:span></text:p>
      <text:p text:style-name="P1">Verbo vivo viveu entre nós</text:p>
      <text:p text:style-name="P1">Filho do homem, filho de Deus</text:p>
      <text:p text:style-name="P1">Curando os enfermos, livrando os cativos</text:p>
      <text:p text:style-name="P1">Era chegado o reino de Deus</text:p>
      <text:p text:style-name="P1"/>
      <text:p text:style-name="P1">Foi humilhado, crucificado</text:p>
      <text:p text:style-name="P1">Tão rejeitado pelos seus</text:p>
      <text:p text:style-name="P1">Ressuscitado, glorificado</text:p>
      <text:p text:style-name="P1">O inferno e a morte venceu</text:p>
      <text:p text:style-name="P1"/>
      <text:p text:style-name="P1">E agora quem dizem que Tu és</text:p>
      <text:p text:style-name="P1">Um profeta, um agitador qualquer</text:p>
      <text:p text:style-name="P1">Teu Espírito me revela quem Tu és</text:p>
      <text:p text:style-name="P1">Ungido de Deus</text:p>
      <text:p text:style-name="P1"/>
      <text:p text:style-name="P1">Tu és o Cristo, filho do Deus vivo</text:p>
      <text:p text:style-name="P1">Sobre esta rocha Tua igreja está</text:p>
      <text:p text:style-name="P1">Tu és o Cristo, filho do Deus vivo</text:p>
      <text:p text:style-name="P3">Rocha inabalável, outro igual não há</text:p>
      <text:p text:style-name="P3"><text:span text:style-name="T2">Filho do Deus Vivo</text:span><text:span text:style-name="T4"><text:tab/></text:span><text:span text:style-name="T1">Nívea Soares<text:tab/></text:span><text:span text:style-name="T2">[ </text:span><text:span text:style-name="T3">35 </text:span><text:span text:style-name="T2">]</text:span></text:p>
      <text:p text:style-name="P1">Verbo vivo viveu entre nós</text:p>
      <text:p text:style-name="P1">Filho do homem, filho de Deus</text:p>
      <text:p text:style-name="P1">Curando os enfermos, livrando os cativos</text:p>
      <text:p text:style-name="P1">Era chegado o reino de Deus</text:p>
      <text:p text:style-name="P1"/>
      <text:p text:style-name="P1">Foi humilhado, crucificado</text:p>
      <text:p text:style-name="P1">Tão rejeitado pelos seus</text:p>
      <text:p text:style-name="P1">Ressuscitado, glorificado</text:p>
      <text:p text:style-name="P1">O inferno e a morte venceu</text:p>
      <text:p text:style-name="P1"/>
      <text:p text:style-name="P1">E agora quem dizem que Tu és</text:p>
      <text:p text:style-name="P1">Um profeta, um agitador qualquer</text:p>
      <text:p text:style-name="P1">Teu Espírito me revela quem Tu és</text:p>
      <text:p text:style-name="P1">Ungido de Deus</text:p>
      <text:p text:style-name="P1"/>
      <text:p text:style-name="P1">Tu és o Cristo, filho do Deus vivo</text:p>
      <text:p text:style-name="P1">Sobre esta rocha Tua igreja está</text:p>
      <text:p text:style-name="P1">Tu és o Cristo, filho do Deus vivo</text:p>
      <text:p text:style-name="P1">Rocha inabalável, outro igual não há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2-12T16:17:57.825579861</dc:date>
    <meta:editing-cycles>12</meta:editing-cycles>
    <meta:editing-duration>PT19M9S</meta:editing-duration>
    <meta:generator>LibreOffice/5.2.5.1$Linux_X86_64 LibreOffice_project/20m0$Build-1</meta:generator>
    <meta:document-statistic meta:table-count="0" meta:image-count="0" meta:object-count="0" meta:page-count="1" meta:paragraph-count="34" meta:word-count="194" meta:character-count="1008" meta:non-whitespace-character-count="848"/>
  </office:meta>
</office:document-meta>
</file>